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20154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ג.י.א. בע"מ/ האורנים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רבינוביץ שמעון 4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036226020, 0546000301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שומר בבודקה 24 שעות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נמצא בכניסה למבנה מס' 1 בצד שמאל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</text:span><text:span text:style-name="T4"> לא קיים.</text:span></text:p>
      <text:p text:style-name="P1"><text:span text:style-name="T1">מיקום ברזי כיבוי עיקריים "3</text:span><text:span text:style-name="T4"> בכניסה למתחם (ליד בודקה של השומר)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ר רוזנברג</text:p>
          </table:table-cell>
          <table:table-cell table:style-name="Table2.A1" office:value-type="string">
            <text:p text:style-name="P14">מנהל הכפר</text:p>
          </table:table-cell>
          <table:table-cell table:style-name="Table2.A1" office:value-type="string">
            <text:p text:style-name="P14">036226020</text:p>
          </table:table-cell>
          <table:table-cell table:style-name="Table2.A1" office:value-type="string">
            <text:p text:style-name="P14">054600030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תומר קינצלר</text:p>
          </table:table-cell>
          <table:table-cell table:style-name="Table2.A1" office:value-type="string">
            <text:p text:style-name="P14">רכז</text:p>
          </table:table-cell>
          <table:table-cell table:style-name="Table2.A1" office:value-type="string">
            <text:p text:style-name="P14">---------</text:p>
          </table:table-cell>
          <table:table-cell table:style-name="Table2.A1" office:value-type="string">
            <text:p text:style-name="P14">-----------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ישי פריזמה</text:p>
          </table:table-cell>
          <table:table-cell table:style-name="Table2.A1" office:value-type="string">
            <text:p text:style-name="P14">בעל עסק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4544371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דניאל פריזמה</text:p>
          </table:table-cell>
          <table:table-cell table:style-name="Table2.A1" office:value-type="string">
            <text:p text:style-name="P14">----------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5690960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במבנים מתגוררים כמות ילדים רבה</text:p>
          </table:table-cell>
        </table:table-row>
        <table:table-row table:style-name="Table3.1">
          <table:table-cell table:style-name="Table3.A1" office:value-type="string">
            <text:p text:style-name="P14">רהטים בכל המבנים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' מתזים, מע' גילוי אש ועשן, מע' כריזה. מפסק חשמל של המתם נמצא במבנה מס' 1 בכניסה בצד שמאל, מפסקים לכל מבנה נפרד יש שומר ומדריכים 24 שעות.</text:p>
          </table:table-cell>
        </table:table-row>
        <table:table-row table:style-name="Table5.1">
          <table:table-cell table:style-name="Table5.A1" office:value-type="string">
            <text:p text:style-name="P14">בתיק שטח י שתוכננית בטיחות א שעם כל הנתנונים.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2T22:07:00</meta:creation-date>
    <dc:creator>מיכאל נפתלייב</dc:creator>
    <dc:date>2014-02-12T22:0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9" meta:word-count="210" meta:character-count="1516"/>
    <meta:generator>OpenOffice/4.0.1$Win32 OpenOffice.org_project/401m5$Build-9714</meta:generator>
  </office:meta>
</office:document-meta>
</file>